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arial" svg:font-family="arial" style:font-family-generic="swis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487cm"/>
    </style:style>
    <style:style style:name="co3" style:family="table-column">
      <style:table-column-properties fo:break-before="auto" style:column-width="14.951cm"/>
    </style:style>
    <style:style style:name="co4" style:family="table-column">
      <style:table-column-properties fo:break-before="auto" style:column-width="0.5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0.78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2e4f5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97a7eb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a7ffab" style:text-align-source="fix" style:repeat-content="false"/>
      <style:paragraph-properties fo:text-align="center" fo:margin-left="0cm"/>
    </style:style>
    <style:style style:name="ce4" style:family="table-cell" style:parent-style-name="Default">
      <style:text-properties style:font-name="arial" fo:font-size="9pt" style:font-size-asian="9pt" style:font-size-complex="9pt"/>
    </style:style>
    <style:style style:name="ce5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6" style:family="table-cell" style:parent-style-name="Default">
      <style:table-cell-properties fo:wrap-option="wrap"/>
      <style:text-properties fo:color="#000000" style:font-name="arial" fo:font-size="9pt" fo:font-weight="normal" style:font-size-asian="9pt" style:font-weight-asian="normal" style:font-name-complex="Roboto" style:font-size-complex="9pt" style:font-weight-complex="normal"/>
    </style:style>
    <style:style style:name="ce7" style:family="table-cell" style:parent-style-name="Default">
      <style:table-cell-properties fo:background-color="#97a7eb"/>
    </style:style>
    <style:style style:name="ce15" style:family="table-cell" style:parent-style-name="Default">
      <style:table-cell-properties fo:background-color="#d2e4f5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97a7eb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a7ffab" style:text-align-source="fix" style:repeat-content="false"/>
      <style:paragraph-properties fo:text-align="center" fo:margin-left="0cm"/>
    </style:style>
    <style:style style:name="ce18" style:family="table-cell" style:parent-style-name="Default">
      <style:text-properties style:font-name="arial" fo:font-size="9pt" style:font-size-asian="9pt" style:font-size-complex="9pt"/>
    </style:style>
    <style:style style:name="ce19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20" style:family="table-cell" style:parent-style-name="Default">
      <style:table-cell-properties fo:wrap-option="wrap"/>
      <style:text-properties fo:color="#000000" style:font-name="arial" fo:font-size="9pt" fo:font-weight="normal" style:font-size-asian="9pt" style:font-weight-asian="normal" style:font-name-complex="Roboto" style:font-size-complex="9pt" style:font-weight-complex="normal"/>
    </style:style>
    <style:style style:name="ce21" style:family="table-cell" style:parent-style-name="Default">
      <style:table-cell-properties fo:background-color="#97a7e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7"/>
        <table:table-column table:style-name="co2" table:default-cell-style-name="ce18"/>
        <table:table-column table:style-name="co3" table:default-cell-style-name="ce18"/>
        <table:table-column table:style-name="co4" table:default-cell-style-name="Default"/>
        <table:table-row table:style-name="ro1">
          <table:table-cell table:style-name="ce15" office:value-type="string" calcext:value-type="string" table:number-columns-spanned="4" table:number-rows-spanned="1">
            <text:p><text:s/>Test d’acceptation </text:p>
          </table:table-cell>
          <table:covered-table-cell table:number-columns-repeated="2" table:style-name="Default"/>
          <table:covered-table-cell/>
        </table:table-row>
        <table:table-row table:style-name="ro1">
          <table:table-cell table:style-name="ce16"/>
          <table:table-cell table:style-name="ce16" office:value-type="string" calcext:value-type="string">
            <text:p>Fonction </text:p>
          </table:table-cell>
          <table:table-cell table:style-name="ce16" office:value-type="string" calcext:value-type="string">
            <text:p>Résultat </text:p>
          </table:table-cell>
          <table:table-cell table:style-name="ce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réation d’une page d’accueil avec les articles avec les produits de l’API</text:p>
          </table:table-cell>
          <table:table-cell office:value-type="string" calcext:value-type="string">
            <text:p>affichage des produits avec image, nom et texte explicatif <text:s/>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direction vers la page produit </text:p>
          </table:table-cell>
          <table:table-cell office:value-type="string" calcext:value-type="string">
            <text:p>Lorsque l’utilisateur clique sur un des produit il est redirigé vers la page produit de cet article 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ise en place d’une page produit </text:p>
          </table:table-cell>
          <table:table-cell table:style-name="ce19" office:value-type="string" calcext:value-type="string">
            <text:p>on retrouve sur cette page le nom du ou des articles choisis, le prix la description on peut également de choisir la couleur et la quantité du produit <text:s/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l existe différentes couleurs possible pour les articles </text:p>
          </table:table-cell>
          <table:table-cell table:style-name="ce19" office:value-type="string" calcext:value-type="string">
            <text:p>le champ couleur comporte une liste déroulante avec les différentes couleurs 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le champ quantité doit avoir une valeur comprise entre 1 et 100 </text:p>
          </table:table-cell>
          <table:table-cell table:style-name="ce19" office:value-type="string" calcext:value-type="string">
            <text:p>si ce n’est pas le cas une fenêtre d’information s’affiche demandant de saisir une quantité entre 1 et 100 </text:p>
          </table:table-cell>
          <table:table-cell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Ajouter un produit au Panier en cliquant sur le bouton en bas </text:p>
          </table:table-cell>
          <table:table-cell table:style-name="ce19" office:value-type="string" calcext:value-type="string">
            <text:p>le bouton change de couleur est passe de ‘’ajouter au panier’' à ‘’produit ajouté !’’ avec un fond qui passe au vert 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se ne place d’une page panier </text:p>
          </table:table-cell>
          <table:table-cell office:value-type="string" calcext:value-type="string">
            <text:p>- Les produits ajoutés sont <text:s/>affichés Image, Nom, Couleur, Prix, Quantité <text:s/>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ire la distinction entre les couleurs différentes d'un même produit </text:p>
          </table:table-cell>
          <table:table-cell office:value-type="string" calcext:value-type="string">
            <text:p>Les même produits de couleurs différentes sont affichés séparément </text:p>
          </table:table-cell>
          <table:table-cell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Création d’un variable prix total qui change sur la page de façon dynamique en fonctions des produits et des quantités qu’on ajoute </text:p>
          </table:table-cell>
          <table:table-cell office:value-type="string" calcext:value-type="string">
            <text:p>le résultat est cohérent avec les produits que l’on a ajouté </text:p>
          </table:table-cell>
          <table:table-cell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L’utilisateur peut supprimer un produit sur la page panier ce qui modifie automatiquement les données prix et quantité </text:p>
          </table:table-cell>
          <table:table-cell office:value-type="string" calcext:value-type="string">
            <text:p>- l’article est supprimé de la page et la quantité/ le prix sont actualisé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Création d’un formulaire avec des instructions guidés pour que les information fournies soient valides </text:p>
          </table:table-cell>
          <table:table-cell table:style-name="ce20" office:value-type="string" calcext:value-type="string">
            <text:p>Le champ concerné devient rouge ou vert et le bouton en bas change de texte pour informer l’utilisateur <text:s/>on suit des règles regex qu’on a définit dans le code js 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20" office:value-type="string" calcext:value-type="string">
            <text:p>Un Bouton en bas du formulaire permet de valider la commande et redirige vers la page confirmation </text:p>
          </table:table-cell>
          <table:table-cell table:style-name="ce19" office:value-type="string" calcext:value-type="string">
            <text:p>une nouvelle page apparaît avec pour information la validation du panier avec l’id de la commande ou l’absence de panier 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réation de la page confirmation </text:p>
          </table:table-cell>
          <table:table-cell office:value-type="string" calcext:value-type="string">
            <text:p>on peut y voir le numéro de la commande qui change en fonction d’ l’article choisie </text:p>
          </table:table-cell>
          <table:table-cell/>
        </table:table-row>
        <table:table-row table:style-name="ro1">
          <table:table-cell table:style-name="Default"/>
          <table:table-cell office:value-type="string" calcext:value-type="string">
            <text:p>après confirmation le panier des articles choisie est vidée </text:p>
          </table:table-cell>
          <table:table-cell office:value-type="string" calcext:value-type="string">
            <text:p>Le panier doit est vidé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  <style:font-face style:name="arial" svg:font-family="arial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22:24:18.077472477</meta:creation-date>
    <dc:date>2023-03-01T00:07:44.545047696</dc:date>
    <meta:editing-duration>PT6M16S</meta:editing-duration>
    <meta:editing-cycles>1</meta:editing-cycles>
    <meta:generator>LibreOffice/7.3.7.2$Linux_X86_64 LibreOffice_project/30$Build-2</meta:generator>
    <meta:document-statistic meta:table-count="1" meta:cell-count="46" meta:object-count="0"/>
  </office:meta>
</office:document-meta>
</file>